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f2a09" officeooo:paragraph-rsid="000f2a09"/>
    </style:style>
    <style:style style:name="P2" style:family="paragraph" style:parent-style-name="Standard">
      <style:text-properties officeooo:rsid="000f2a09" officeooo:paragraph-rsid="00531728"/>
    </style:style>
    <style:style style:name="P3" style:family="paragraph" style:parent-style-name="Standard">
      <style:text-properties officeooo:rsid="000f2a09" officeooo:paragraph-rsid="005be3a0"/>
    </style:style>
    <style:style style:name="P4" style:family="paragraph" style:parent-style-name="Standard">
      <style:text-properties officeooo:rsid="000f2a09" officeooo:paragraph-rsid="005c70a9"/>
    </style:style>
    <style:style style:name="P5" style:family="paragraph" style:parent-style-name="Standard">
      <style:text-properties officeooo:rsid="001a0bf9" officeooo:paragraph-rsid="001a0bf9"/>
    </style:style>
    <style:style style:name="P6" style:family="paragraph" style:parent-style-name="Standard">
      <style:text-properties officeooo:rsid="00208394" officeooo:paragraph-rsid="00208394"/>
    </style:style>
    <style:style style:name="P7" style:family="paragraph" style:parent-style-name="Standard">
      <style:text-properties officeooo:rsid="00208394" officeooo:paragraph-rsid="00222666"/>
    </style:style>
    <style:style style:name="P8" style:family="paragraph" style:parent-style-name="Standard">
      <style:text-properties officeooo:rsid="00208394" officeooo:paragraph-rsid="00225757"/>
    </style:style>
    <style:style style:name="P9" style:family="paragraph" style:parent-style-name="Standard">
      <style:text-properties officeooo:rsid="00329562" officeooo:paragraph-rsid="005c70a9"/>
    </style:style>
    <style:style style:name="P10" style:family="paragraph" style:parent-style-name="Standard">
      <style:text-properties officeooo:rsid="0042478e" officeooo:paragraph-rsid="00531728"/>
    </style:style>
    <style:style style:name="P11" style:family="paragraph" style:parent-style-name="Standard">
      <style:text-properties officeooo:rsid="0047c278" officeooo:paragraph-rsid="000f2a09"/>
    </style:style>
    <style:style style:name="P12" style:family="paragraph" style:parent-style-name="Standard">
      <style:text-properties officeooo:rsid="0047c278" officeooo:paragraph-rsid="0059fefc"/>
    </style:style>
    <style:style style:name="P13" style:family="paragraph" style:parent-style-name="Standard">
      <style:text-properties officeooo:rsid="0047c278" officeooo:paragraph-rsid="005c70a9"/>
    </style:style>
    <style:style style:name="P14" style:family="paragraph" style:parent-style-name="Standard">
      <style:text-properties officeooo:rsid="0016a0d9" officeooo:paragraph-rsid="00531728"/>
    </style:style>
    <style:style style:name="P15" style:family="paragraph" style:parent-style-name="Standard">
      <style:text-properties officeooo:rsid="006589ec" officeooo:paragraph-rsid="006589ec"/>
    </style:style>
    <style:style style:name="P16" style:family="paragraph" style:parent-style-name="Standard">
      <style:text-properties officeooo:rsid="005be3a0" officeooo:paragraph-rsid="005be3a0"/>
    </style:style>
    <style:style style:name="P17" style:family="paragraph" style:parent-style-name="Standard">
      <style:text-properties officeooo:rsid="0055e13e" officeooo:paragraph-rsid="000f2a09"/>
    </style:style>
    <style:style style:name="P18" style:family="paragraph" style:parent-style-name="Standard">
      <style:text-properties officeooo:rsid="0055e13e" officeooo:paragraph-rsid="0059fefc"/>
    </style:style>
    <style:style style:name="T1" style:family="text">
      <style:text-properties officeooo:rsid="0014ccb3"/>
    </style:style>
    <style:style style:name="T2" style:family="text">
      <style:text-properties officeooo:rsid="00222666"/>
    </style:style>
    <style:style style:name="T3" style:family="text">
      <style:text-properties officeooo:rsid="00225757"/>
    </style:style>
    <style:style style:name="T4" style:family="text">
      <style:text-properties officeooo:rsid="00238bba"/>
    </style:style>
    <style:style style:name="T5" style:family="text">
      <style:text-properties officeooo:rsid="003d2b26"/>
    </style:style>
    <style:style style:name="T6" style:family="text">
      <style:text-properties officeooo:rsid="0045c254"/>
    </style:style>
    <style:style style:name="T7" style:family="text">
      <style:text-properties officeooo:rsid="00461413"/>
    </style:style>
    <style:style style:name="T8" style:family="text">
      <style:text-properties officeooo:rsid="004649c6"/>
    </style:style>
    <style:style style:name="T9" style:family="text">
      <style:text-properties officeooo:rsid="0048d8ae"/>
    </style:style>
    <style:style style:name="T10" style:family="text">
      <style:text-properties officeooo:rsid="004e7de4"/>
    </style:style>
    <style:style style:name="T11" style:family="text">
      <style:text-properties officeooo:rsid="00516a23"/>
    </style:style>
    <style:style style:name="T12" style:family="text">
      <style:text-properties officeooo:rsid="005504e1"/>
    </style:style>
    <style:style style:name="T13" style:family="text">
      <style:text-properties officeooo:rsid="0062edc0"/>
    </style:style>
    <style:style style:name="T14" style:family="text">
      <style:text-properties officeooo:rsid="0065449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he user can choose which form of table data to display</text:span>, 3D bar chart, or pie chart, or area chart. <text:span text:style-name="T10">He <text:s/>can also choose wich sv file to open and if to activate anti-aliasing.</text:span></text:p>
      <text:p text:style-name="P2"/>
      <text:p text:style-name="P14">The application is able to parse a csv file <text:span text:style-name="T14">obtained from a server</text:span> and automatically visualize the corresponding graph.</text:p>
      <text:p text:style-name="P14"/>
      <text:p text:style-name="P10">The camera is initialized in a position where all the graph is visible (initially), when the window is resized the projection and viewport mapping are adapted accordingly.</text:p>
      <text:p text:style-name="P2"/>
      <text:p text:style-name="P4"><text:span text:style-name="T1">The user</text:span> <text:span text:style-name="T6">can </text:span>rotate the camera around the displayed 3D graph, zoom in and zoom out. <text:span text:style-name="T1">We chose to use trackball controls for a smoother rotation and zooming.</text:span></text:p>
      <text:p text:style-name="P13"/>
      <text:p text:style-name="P9">We use PhongMaterial because <text:span text:style-name="T11">it</text:span> can interact with lig<text:span text:style-name="T8">h</text:span>t sources.</text:p>
      <text:p text:style-name="P15"/>
      <text:p text:style-name="P6">The geometries that we use <text:span text:style-name="T12">a</text:span>re:</text:p>
      <text:p text:style-name="P6">-bar chart: PlaneGeometry (background structure), CubeGeometry (bars), <text:span text:style-name="T4">we use a BoxHelper for the bars' edges and Line for comparison between bars.</text:span></text:p>
      <text:p text:style-name="P7">-<text:span text:style-name="T2">area chart: </text:span>PlaneGeometry (background structure), <text:span text:style-name="T2">for the areas, we use an extruded shape with blunt edges.</text:span></text:p>
      <text:p text:style-name="P8">-<text:span text:style-name="T3">pie chart: the pie is generated through extruded shapes, each of which represents a slice. For each slice, we use Line to draw the slice's edges</text:span></text:p>
      <text:p text:style-name="P1"/>
      <text:p text:style-name="P5"><text:span text:style-name="T7">All the charts</text:span> use transparencies, the colors of all the charts are pre-made and the application just use colors in <text:span text:style-name="T5">a fixed</text:span> order, restarting from the first when the last is used.</text:p>
      <text:p text:style-name="P1"/>
      <text:p text:style-name="P16">In the area and bar charts, we added a background structure divided in levels, each of which is labelled with a value based on the maximum value of the bars contained in the graph.</text:p>
      <text:p text:style-name="P3"/>
      <text:p text:style-name="P17">The application adds labels to che charts displaying the attribute associated to every row and displaying the value of a certain bar or part of an area when the mouse is over that part of the graph.</text:p>
      <text:p text:style-name="P11"/>
      <text:p text:style-name="P18">In the bar chart, we added 4 lines per bar, which can be displayed by moving the mouse over them, this helps the comparison between bars.</text:p>
      <text:p text:style-name="P12">In the pie <text:span text:style-name="T13">chart</text:span>, the user can click <text:span text:style-name="T9">on a slice to slightly move it outwards and display the value associated with that <text:s/>slic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 </meta:initial-creator>
    <meta:creation-date>2014-04-02T15:07:55.271792520</meta:creation-date>
    <dc:date>2014-04-02T23:22:25.605226060</dc:date>
    <dc:creator>Luca </dc:creator>
    <meta:editing-duration>PT4H42M26S</meta:editing-duration>
    <meta:editing-cycles>78</meta:editing-cycles>
    <meta:generator>LibreOffice/4.1.3.2$Linux_X86_64 LibreOffice_project/410m0$Build-2</meta:generator>
    <meta:document-statistic meta:table-count="0" meta:image-count="0" meta:object-count="0" meta:page-count="1" meta:paragraph-count="14" meta:word-count="340" meta:character-count="1935" meta:non-whitespace-character-count="1607"/>
  </office:meta>
</office:document-meta>
</file>